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ab2b" officeooo:paragraph-rsid="000bab2b"/>
    </style:style>
    <style:style style:name="P2" style:family="paragraph" style:parent-style-name="Standard" style:list-style-name="L1">
      <style:text-properties officeooo:rsid="000bab2b" officeooo:paragraph-rsid="000bab2b"/>
    </style:style>
    <style:style style:name="P3" style:family="paragraph" style:parent-style-name="Standard" style:list-style-name="L1"/>
    <style:style style:name="P4" style:family="paragraph" style:parent-style-name="Standard">
      <style:text-properties fo:font-weight="bold" officeooo:rsid="000bab2b" officeooo:paragraph-rsid="000bab2b" style:font-weight-asian="bold" style:font-weight-complex="bold"/>
    </style:style>
    <style:style style:name="T1" style:family="text">
      <style:text-properties officeooo:rsid="000bab2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07929819" text:style-name="L1">
        <text:list-item>
          <text:p text:style-name="P3">*:<text:span text:style-name="T1">0-0-0</text:span></text:p>
        </text:list-item>
        <text:list-item>
          <text:p text:style-name="P3">.<text:span text:style-name="T1">container:0-1-0</text:span></text:p>
        </text:list-item>
        <text:list-item>
          <text:p text:style-name="P3">.<text:span text:style-name="T1">container href:0-1-1</text:span></text:p>
        </text:list-item>
        <text:list-item>
          <text:p text:style-name="P2">h1:0-0-1</text:p>
        </text:list-item>
        <text:list-item>
          <text:p text:style-name="P2">#titulo:1-0-0</text:p>
        </text:list-item>
        <text:list-item>
          <text:p text:style-name="P2">!important: 1-0-0-0</text:p>
        </text:list-item>
      </text:list>
      <text:p text:style-name="P1"/>
      <text:p text:style-name="P4">El orden de menor especifidad a mayor sería:</text:p>
      <text:p text:style-name="P1"/>
      <text:p text:style-name="P1">* selector universal &lt; Elementos y pseudo-elementos &lt; Clases, atributos y pseudo-clases &lt; ID &lt; Estilos en linea &lt; &lt; &lt; &lt; !importan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7T16:12:29.574000000</meta:creation-date>
    <dc:date>2022-06-07T16:16:54.328000000</dc:date>
    <meta:editing-duration>PT4M25S</meta:editing-duration>
    <meta:editing-cycles>1</meta:editing-cycles>
    <meta:document-statistic meta:table-count="0" meta:image-count="0" meta:object-count="0" meta:page-count="1" meta:paragraph-count="8" meta:word-count="45" meta:character-count="264" meta:non-whitespace-character-count="233"/>
    <meta:generator>LibreOffice/7.3.3.2$Windows_X86_64 LibreOffice_project/d1d0ea68f081ee2800a922cac8f79445e4603348</meta:generator>
  </office:meta>
</office:document-meta>
</file>